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rsid="001900cd" officeooo:paragraph-rsid="001900cd"/>
    </style:style>
    <style:style style:name="P2" style:family="paragraph" style:parent-style-name="Heading_20_1">
      <style:paragraph-properties fo:margin-left="0in" fo:margin-right="0in" fo:text-indent="0in" style:auto-text-indent="false" fo:padding-left="0in" fo:padding-right="0in" fo:padding-top="0in" fo:padding-bottom="0.0193in" fo:border-left="none" fo:border-right="none" fo:border-top="none" fo:border-bottom="0.06pt solid #000000"/>
      <style:text-properties officeooo:paragraph-rsid="00158f5b"/>
    </style:style>
    <style:style style:name="P3" style:family="paragraph" style:parent-style-name="Heading_20_2">
      <style:paragraph-properties fo:margin-left="0in" fo:margin-right="0in" fo:text-indent="0in" style:auto-text-indent="false" fo:padding-left="0in" fo:padding-right="0in" fo:padding-top="0in" fo:padding-bottom="0.0193in" fo:border-left="none" fo:border-right="none" fo:border-top="none" fo:border-bottom="0.06pt solid #000000"/>
    </style:style>
    <style:style style:name="P4" style:family="paragraph" style:parent-style-name="Heading_20_2">
      <style:paragraph-properties fo:margin-left="0in" fo:margin-right="0in" fo:text-indent="0in" style:auto-text-indent="false" fo:break-before="page" fo:padding-left="0in" fo:padding-right="0in" fo:padding-top="0in" fo:padding-bottom="0.0193in" fo:border-left="none" fo:border-right="none" fo:border-top="none" fo:border-bottom="0.06pt solid #000000"/>
    </style:style>
    <style:style style:name="P5" style:family="paragraph" style:parent-style-name="Heading_20_3">
      <style:paragraph-properties fo:margin-left="0in" fo:margin-right="0in" fo:margin-top="0.25in" fo:margin-bottom="0.1665in" style:contextual-spacing="false" fo:text-indent="0in" style:auto-text-indent="false"/>
    </style:style>
    <style:style style:name="P6" style:family="paragraph" style:parent-style-name="Heading_20_3">
      <style:paragraph-properties fo:margin-left="0in" fo:margin-right="0in" fo:margin-top="0.25in" fo:margin-bottom="0.1665in" style:contextual-spacing="false" fo:text-indent="0in" style:auto-text-indent="false"/>
      <style:text-properties officeooo:paragraph-rsid="00158f5b"/>
    </style:style>
    <style:style style:name="P7" style:family="paragraph" style:parent-style-name="Heading_20_3">
      <style:paragraph-properties fo:margin-left="0in" fo:margin-right="0in" fo:margin-top="0.25in" fo:margin-bottom="0.1665in" style:contextual-spacing="false" fo:text-indent="0in" style:auto-text-indent="false" fo:break-before="page"/>
      <style:text-properties officeooo:paragraph-rsid="00158f5b"/>
    </style:style>
    <style:style style:name="P8" style:family="paragraph" style:parent-style-name="Heading_20_3">
      <style:paragraph-properties fo:margin-left="0in" fo:margin-right="0in" fo:margin-top="0.25in" fo:margin-bottom="0.1665in" style:contextual-spacing="false" fo:text-indent="0in" style:auto-text-indent="false" fo:break-before="page"/>
      <style:text-properties officeooo:paragraph-rsid="00183bb2"/>
    </style:style>
    <style:style style:name="P9" style:family="paragraph" style:parent-style-name="Heading_20_3">
      <style:paragraph-properties fo:margin-left="0in" fo:margin-right="0in" fo:margin-top="0.25in" fo:margin-bottom="0.1665in" style:contextual-spacing="false" fo:text-indent="0in" style:auto-text-indent="false"/>
      <style:text-properties officeooo:paragraph-rsid="00183bb2"/>
    </style:style>
    <style:style style:name="P10" style:family="paragraph" style:parent-style-name="Text_20_body">
      <style:paragraph-properties fo:margin-left="0in" fo:margin-right="0in" fo:text-indent="0in" style:auto-text-indent="false" fo:padding-left="0in" fo:padding-right="0in" fo:padding-top="0in" fo:padding-bottom="0.0193in" fo:border-left="none" fo:border-right="none" fo:border-top="none" fo:border-bottom="0.06pt solid #000000"/>
      <style:text-properties officeooo:paragraph-rsid="00158f5b"/>
    </style:style>
    <style:style style:name="P11" style:family="paragraph" style:parent-style-name="Text_20_body">
      <style:paragraph-properties fo:margin-left="0in" fo:margin-right="0in" fo:margin-top="0in" fo:margin-bottom="0.1665in" style:contextual-spacing="false" fo:text-indent="0in" style:auto-text-indent="false"/>
      <style:text-properties officeooo:paragraph-rsid="00158f5b"/>
    </style:style>
    <style:style style:name="P12" style:family="paragraph" style:parent-style-name="Text_20_body">
      <style:paragraph-properties fo:margin-left="0in" fo:margin-right="0in" fo:margin-top="0in" fo:margin-bottom="0.1665in" style:contextual-spacing="false" fo:text-indent="0in" style:auto-text-indent="false"/>
    </style:style>
    <style:style style:name="P13" style:family="paragraph" style:parent-style-name="Text_20_body" style:list-style-name="L1">
      <style:paragraph-properties fo:margin-left="0in" fo:margin-right="0in" fo:margin-top="0in" fo:margin-bottom="0.0972in" style:contextual-spacing="false" fo:text-indent="0in" style:auto-text-indent="false"/>
    </style:style>
    <style:style style:name="P14" style:family="paragraph" style:parent-style-name="Text_20_body" style:list-style-name="L2">
      <style:paragraph-properties fo:margin-left="0in" fo:margin-right="0in" fo:margin-top="0in" fo:margin-bottom="0.0972in" style:contextual-spacing="false" fo:text-indent="0in" style:auto-text-indent="false"/>
    </style:style>
    <style:style style:name="P15" style:family="paragraph" style:parent-style-name="Text_20_body" style:list-style-name="L2">
      <style:paragraph-properties fo:margin-left="0in" fo:margin-right="0in" fo:margin-top="0in" fo:margin-bottom="0.0972in" style:contextual-spacing="false" fo:text-indent="0in" style:auto-text-indent="false"/>
      <style:text-properties officeooo:paragraph-rsid="00183bb2"/>
    </style:style>
    <style:style style:name="P16" style:family="paragraph" style:parent-style-name="Text_20_body" style:list-style-name="L3">
      <style:paragraph-properties fo:margin-left="0in" fo:margin-right="0in" fo:margin-top="0in" fo:margin-bottom="0.0972in" style:contextual-spacing="false" fo:text-indent="0in" style:auto-text-indent="false"/>
    </style:style>
    <style:style style:name="P17" style:family="paragraph" style:parent-style-name="Text_20_body" style:list-style-name="L4">
      <style:paragraph-properties fo:margin-left="0in" fo:margin-right="0in" fo:margin-top="0in" fo:margin-bottom="0.0972in" style:contextual-spacing="false" fo:text-indent="0in" style:auto-text-indent="false"/>
    </style:style>
    <style:style style:name="P18" style:family="paragraph" style:parent-style-name="Text_20_body" style:list-style-name="L5">
      <style:paragraph-properties fo:margin-left="0in" fo:margin-right="0in" fo:margin-top="0in" fo:margin-bottom="0.0972in" style:contextual-spacing="false" fo:text-indent="0in" style:auto-text-indent="false"/>
    </style:style>
    <style:style style:name="P19" style:family="paragraph" style:parent-style-name="Text_20_body" style:list-style-name="L6">
      <style:paragraph-properties fo:margin-left="0in" fo:margin-right="0in" fo:margin-top="0in" fo:margin-bottom="0.0972in" style:contextual-spacing="false" fo:text-indent="0in" style:auto-text-indent="false"/>
    </style:style>
    <style:style style:name="P20" style:family="paragraph" style:parent-style-name="Text_20_body" style:list-style-name="L7">
      <style:paragraph-properties fo:margin-left="0in" fo:margin-right="0in" fo:margin-top="0in" fo:margin-bottom="0.0972in" style:contextual-spacing="false" fo:text-indent="0in" style:auto-text-indent="false"/>
    </style:style>
    <style:style style:name="P21" style:family="paragraph" style:parent-style-name="Text_20_body" style:list-style-name="L8">
      <style:paragraph-properties fo:margin-left="0in" fo:margin-right="0in" fo:margin-top="0in" fo:margin-bottom="0.0972in" style:contextual-spacing="false" fo:text-indent="0in" style:auto-text-indent="false"/>
    </style:style>
    <style:style style:name="P22" style:family="paragraph" style:parent-style-name="Text_20_body" style:list-style-name="L9">
      <style:paragraph-properties fo:margin-left="0in" fo:margin-right="0in" fo:margin-top="0in" fo:margin-bottom="0.0972in" style:contextual-spacing="false" fo:text-indent="0in" style:auto-text-indent="false"/>
    </style:style>
    <style:style style:name="P23" style:family="paragraph" style:parent-style-name="Text_20_body">
      <style:paragraph-properties fo:margin-left="0in" fo:margin-right="0in" fo:margin-top="0in" fo:margin-bottom="0.1665in" style:contextual-spacing="false" fo:text-indent="0in" style:auto-text-indent="false"/>
      <style:text-properties officeooo:paragraph-rsid="001644ad"/>
    </style:style>
    <style:style style:name="P24" style:family="paragraph" style:parent-style-name="Text_20_body" style:list-style-name="L10">
      <style:paragraph-properties fo:margin-left="0in" fo:margin-right="0in" fo:margin-top="0in" fo:margin-bottom="0.0972in" style:contextual-spacing="false" fo:text-indent="0in" style:auto-text-indent="false"/>
      <style:text-properties officeooo:paragraph-rsid="00183bb2"/>
    </style:style>
    <style:style style:name="P25" style:family="paragraph" style:parent-style-name="Text_20_body" style:list-style-name="L11">
      <style:paragraph-properties fo:margin-left="0in" fo:margin-right="0in" fo:margin-top="0in" fo:margin-bottom="0.0972in" style:contextual-spacing="false" fo:text-indent="0in" style:auto-text-indent="false"/>
      <style:text-properties officeooo:paragraph-rsid="00183bb2"/>
    </style:style>
    <style:style style:name="P26" style:family="paragraph" style:parent-style-name="Text_20_body" style:list-style-name="L12">
      <style:paragraph-properties fo:margin-left="0in" fo:margin-right="0in" fo:margin-top="0in" fo:margin-bottom="0.0972in" style:contextual-spacing="false" fo:text-indent="0in" style:auto-text-indent="false"/>
      <style:text-properties officeooo:paragraph-rsid="00183bb2"/>
    </style:style>
    <style:style style:name="P27" style:family="paragraph" style:parent-style-name="Text_20_body" style:list-style-name="L13">
      <style:paragraph-properties fo:margin-left="0in" fo:margin-right="0in" fo:margin-top="0in" fo:margin-bottom="0.0972in" style:contextual-spacing="false" fo:text-indent="0in" style:auto-text-indent="false"/>
      <style:text-properties officeooo:paragraph-rsid="00183bb2"/>
    </style:style>
    <style:style style:name="P28" style:family="paragraph" style:parent-style-name="Text_20_body" style:list-style-name="L14">
      <style:paragraph-properties fo:margin-left="0in" fo:margin-right="0in" fo:margin-top="0in" fo:margin-bottom="0.0972in" style:contextual-spacing="false" fo:text-indent="0in" style:auto-text-indent="false"/>
      <style:text-properties officeooo:paragraph-rsid="00183bb2"/>
    </style:style>
    <style:style style:name="P29" style:family="paragraph" style:parent-style-name="Text_20_body" style:list-style-name="L15">
      <style:paragraph-properties fo:margin-left="0in" fo:margin-right="0in" fo:margin-top="0in" fo:margin-bottom="0.0972in" style:contextual-spacing="false" fo:text-indent="0in" style:auto-text-indent="false"/>
      <style:text-properties officeooo:paragraph-rsid="00183bb2"/>
    </style:style>
    <style:style style:name="P30" style:family="paragraph" style:parent-style-name="Text_20_body" style:list-style-name="L16">
      <style:paragraph-properties fo:margin-left="0in" fo:margin-right="0in" fo:margin-top="0in" fo:margin-bottom="0.0972in" style:contextual-spacing="false" fo:text-indent="0in" style:auto-text-indent="false"/>
      <style:text-properties officeooo:paragraph-rsid="00183bb2"/>
    </style:style>
    <style:style style:name="P31" style:family="paragraph" style:parent-style-name="Text_20_body">
      <style:paragraph-properties fo:margin-left="0in" fo:margin-right="0in" fo:margin-top="0in" fo:margin-bottom="0.1665in" style:contextual-spacing="false" fo:text-indent="0in" style:auto-text-indent="false"/>
      <style:text-properties officeooo:paragraph-rsid="00183bb2"/>
    </style:style>
    <style:style style:name="P32" style:family="paragraph" style:parent-style-name="Text_20_body" style:list-style-name="L17">
      <style:paragraph-properties fo:margin-left="0in" fo:margin-right="0in" fo:margin-top="0in" fo:margin-bottom="0.0972in" style:contextual-spacing="false" fo:text-indent="0in" style:auto-text-indent="false"/>
      <style:text-properties officeooo:paragraph-rsid="00183bb2"/>
    </style:style>
    <style:style style:name="P33" style:family="paragraph" style:parent-style-name="Text_20_body" style:list-style-name="L18">
      <style:paragraph-properties fo:margin-left="0in" fo:margin-right="0in" fo:margin-top="0in" fo:margin-bottom="0.0972in" style:contextual-spacing="false" fo:text-indent="0in" style:auto-text-indent="false"/>
      <style:text-properties officeooo:paragraph-rsid="00183bb2"/>
    </style:style>
    <style:style style:name="P34" style:family="paragraph" style:parent-style-name="Text_20_body" style:list-style-name="L19">
      <style:paragraph-properties fo:margin-left="0in" fo:margin-right="0in" fo:margin-top="0in" fo:margin-bottom="0.0972in" style:contextual-spacing="false" fo:text-indent="0in" style:auto-text-indent="false"/>
      <style:text-properties officeooo:paragraph-rsid="00183bb2"/>
    </style:style>
    <style:style style:name="P35" style:family="paragraph" style:parent-style-name="Text_20_body" style:list-style-name="L20">
      <style:paragraph-properties fo:margin-left="0in" fo:margin-right="0in" fo:margin-top="0in" fo:margin-bottom="0.0972in" style:contextual-spacing="false" fo:text-indent="0in" style:auto-text-indent="false"/>
      <style:text-properties officeooo:paragraph-rsid="00183bb2"/>
    </style:style>
    <style:style style:name="P36" style:family="paragraph" style:parent-style-name="Text_20_body" style:list-style-name="L21">
      <style:paragraph-properties fo:margin-left="0in" fo:margin-right="0in" fo:margin-top="0in" fo:margin-bottom="0.0972in" style:contextual-spacing="false" fo:text-indent="0in" style:auto-text-indent="false"/>
      <style:text-properties officeooo:paragraph-rsid="00183bb2"/>
    </style:style>
    <style:style style:name="P37" style:family="paragraph" style:parent-style-name="Text_20_body" style:list-style-name="L22">
      <style:paragraph-properties fo:margin-left="0in" fo:margin-right="0in" fo:margin-top="0in" fo:margin-bottom="0.0972in" style:contextual-spacing="false" fo:text-indent="0in" style:auto-text-indent="false"/>
      <style:text-properties officeooo:paragraph-rsid="00183bb2"/>
    </style:style>
    <style:style style:name="P38" style:family="paragraph" style:parent-style-name="Text_20_body" style:list-style-name="L23">
      <style:paragraph-properties fo:margin-left="0in" fo:margin-right="0in" fo:margin-top="0in" fo:margin-bottom="0.0972in" style:contextual-spacing="false" fo:text-indent="0in" style:auto-text-indent="false"/>
      <style:text-properties officeooo:paragraph-rsid="00183bb2"/>
    </style:style>
    <style:style style:name="P39" style:family="paragraph" style:parent-style-name="Text_20_body" style:list-style-name="L24">
      <style:paragraph-properties fo:margin-left="0in" fo:margin-right="0in" fo:margin-top="0in" fo:margin-bottom="0.0972in" style:contextual-spacing="false" fo:text-indent="0in" style:auto-text-indent="false"/>
      <style:text-properties officeooo:paragraph-rsid="00183bb2"/>
    </style:style>
    <style:style style:name="P40" style:family="paragraph" style:parent-style-name="Text_20_body" style:list-style-name="L25">
      <style:paragraph-properties fo:margin-left="0in" fo:margin-right="0in" fo:margin-top="0in" fo:margin-bottom="0.0972in" style:contextual-spacing="false" fo:text-indent="0in" style:auto-text-indent="false"/>
      <style:text-properties officeooo:paragraph-rsid="00183bb2"/>
    </style:style>
    <style:style style:name="P41" style:family="paragraph" style:parent-style-name="Text_20_body" style:list-style-name="L26">
      <style:paragraph-properties fo:margin-left="0in" fo:margin-right="0in" fo:margin-top="0in" fo:margin-bottom="0.0972in" style:contextual-spacing="false" fo:text-indent="0in" style:auto-text-indent="false"/>
      <style:text-properties officeooo:paragraph-rsid="00183bb2"/>
    </style:style>
    <style:style style:name="P42" style:family="paragraph" style:parent-style-name="Text_20_body" style:list-style-name="L27">
      <style:paragraph-properties fo:margin-left="0in" fo:margin-right="0in" fo:margin-top="0in" fo:margin-bottom="0.0972in" style:contextual-spacing="false" fo:text-indent="0in" style:auto-text-indent="false"/>
      <style:text-properties officeooo:paragraph-rsid="00183bb2"/>
    </style:style>
    <style:style style:name="P43" style:family="paragraph" style:parent-style-name="Text_20_body" style:list-style-name="L28">
      <style:paragraph-properties fo:margin-left="0in" fo:margin-right="0in" fo:margin-top="0in" fo:margin-bottom="0.0972in" style:contextual-spacing="false" fo:text-indent="0in" style:auto-text-indent="false"/>
      <style:text-properties officeooo:paragraph-rsid="00183bb2"/>
    </style:style>
    <style:style style:name="P44" style:family="paragraph" style:parent-style-name="Text_20_body" style:list-style-name="L29">
      <style:paragraph-properties fo:margin-left="0in" fo:margin-right="0in" fo:margin-top="0in" fo:margin-bottom="0.0972in" style:contextual-spacing="false" fo:text-indent="0in" style:auto-text-indent="false"/>
      <style:text-properties officeooo:paragraph-rsid="00183bb2"/>
    </style:style>
    <style:style style:name="P45" style:family="paragraph" style:parent-style-name="Text_20_body" style:list-style-name="L30">
      <style:paragraph-properties fo:margin-left="0in" fo:margin-right="0in" fo:margin-top="0in" fo:margin-bottom="0.0972in" style:contextual-spacing="false" fo:text-indent="0in" style:auto-text-indent="false"/>
      <style:text-properties officeooo:paragraph-rsid="00183bb2"/>
    </style:style>
    <style:style style:name="P46" style:family="paragraph" style:parent-style-name="Text_20_body" style:list-style-name="L31">
      <style:paragraph-properties fo:margin-left="0in" fo:margin-right="0in" fo:margin-top="0in" fo:margin-bottom="0.0972in" style:contextual-spacing="false" fo:text-indent="0in" style:auto-text-indent="false"/>
      <style:text-properties officeooo:paragraph-rsid="00183bb2"/>
    </style:style>
    <style:style style:name="P47" style:family="paragraph" style:parent-style-name="Text_20_body" style:list-style-name="L32">
      <style:paragraph-properties fo:margin-left="0in" fo:margin-right="0in" fo:margin-top="0in" fo:margin-bottom="0.0972in" style:contextual-spacing="false" fo:text-indent="0in" style:auto-text-indent="false"/>
      <style:text-properties officeooo:paragraph-rsid="00183bb2"/>
    </style:style>
    <style:style style:name="P48" style:family="paragraph" style:parent-style-name="Text_20_body" style:list-style-name="L33">
      <style:paragraph-properties fo:margin-left="0in" fo:margin-right="0in" fo:margin-top="0in" fo:margin-bottom="0.0972in" style:contextual-spacing="false" fo:text-indent="0in" style:auto-text-indent="false"/>
      <style:text-properties officeooo:paragraph-rsid="00183bb2"/>
    </style:style>
    <style:style style:name="P49" style:family="paragraph" style:parent-style-name="Text_20_body" style:list-style-name="L34">
      <style:paragraph-properties fo:margin-left="0in" fo:margin-right="0in" fo:margin-top="0in" fo:margin-bottom="0.0972in" style:contextual-spacing="false" fo:text-indent="0in" style:auto-text-indent="false"/>
      <style:text-properties officeooo:paragraph-rsid="00183bb2"/>
    </style:style>
    <style:style style:name="P50" style:family="paragraph" style:parent-style-name="Text_20_body" style:list-style-name="L35">
      <style:paragraph-properties fo:margin-left="0in" fo:margin-right="0in" fo:margin-top="0in" fo:margin-bottom="0.0972in" style:contextual-spacing="false" fo:text-indent="0in" style:auto-text-indent="false"/>
      <style:text-properties officeooo:paragraph-rsid="00183bb2"/>
    </style:style>
    <style:style style:name="P51" style:family="paragraph" style:parent-style-name="Text_20_body" style:list-style-name="L36">
      <style:paragraph-properties fo:margin-left="0in" fo:margin-right="0in" fo:margin-top="0in" fo:margin-bottom="0.0972in" style:contextual-spacing="false" fo:text-indent="0in" style:auto-text-indent="false"/>
      <style:text-properties officeooo:paragraph-rsid="00183bb2"/>
    </style:style>
    <style:style style:name="P52" style:family="paragraph" style:parent-style-name="Text_20_body" style:list-style-name="L37">
      <style:paragraph-properties fo:margin-left="0in" fo:margin-right="0in" fo:margin-top="0in" fo:margin-bottom="0.0972in" style:contextual-spacing="false" fo:text-indent="0in" style:auto-text-indent="false"/>
      <style:text-properties officeooo:paragraph-rsid="00183bb2"/>
    </style:style>
    <style:style style:name="P53" style:family="paragraph" style:parent-style-name="Text_20_body" style:list-style-name="L38">
      <style:paragraph-properties fo:margin-left="0in" fo:margin-right="0in" fo:margin-top="0in" fo:margin-bottom="0.0972in" style:contextual-spacing="false" fo:text-indent="0in" style:auto-text-indent="false"/>
      <style:text-properties officeooo:paragraph-rsid="00183bb2"/>
    </style:style>
    <style:style style:name="P54" style:family="paragraph" style:parent-style-name="Text_20_body" style:list-style-name="L39">
      <style:paragraph-properties fo:margin-left="0in" fo:margin-right="0in" fo:margin-top="0in" fo:margin-bottom="0.0972in" style:contextual-spacing="false" fo:text-indent="0in" style:auto-text-indent="false"/>
      <style:text-properties officeooo:paragraph-rsid="00183bb2"/>
    </style:style>
    <style:style style:name="P55" style:family="paragraph" style:parent-style-name="Text_20_body" style:list-style-name="L40">
      <style:paragraph-properties fo:margin-left="0in" fo:margin-right="0in" fo:margin-top="0in" fo:margin-bottom="0.0972in" style:contextual-spacing="false" fo:text-indent="0in" style:auto-text-indent="false"/>
      <style:text-properties officeooo:paragraph-rsid="00183bb2"/>
    </style:style>
    <style:style style:name="P56" style:family="paragraph" style:parent-style-name="Text_20_body" style:list-style-name="L41">
      <style:paragraph-properties fo:margin-left="0in" fo:margin-right="0in" fo:margin-top="0in" fo:margin-bottom="0.0972in" style:contextual-spacing="false" fo:text-indent="0in" style:auto-text-indent="false"/>
      <style:text-properties officeooo:paragraph-rsid="00183bb2"/>
    </style:style>
    <style:style style:name="P57" style:family="paragraph" style:parent-style-name="Text_20_body" style:list-style-name="L42">
      <style:paragraph-properties fo:margin-left="0in" fo:margin-right="0in" fo:margin-top="0in" fo:margin-bottom="0.0972in" style:contextual-spacing="false" fo:text-indent="0in" style:auto-text-indent="false"/>
      <style:text-properties officeooo:paragraph-rsid="00183bb2"/>
    </style:style>
    <style:style style:name="P58" style:family="paragraph" style:parent-style-name="Text_20_body" style:list-style-name="L43">
      <style:paragraph-properties fo:margin-left="0in" fo:margin-right="0in" fo:margin-top="0in" fo:margin-bottom="0.0972in" style:contextual-spacing="false" fo:text-indent="0in" style:auto-text-indent="false"/>
      <style:text-properties officeooo:paragraph-rsid="00183bb2"/>
    </style:style>
    <style:style style:name="P59" style:family="paragraph" style:parent-style-name="Text_20_body" style:list-style-name="L44">
      <style:paragraph-properties fo:margin-left="0in" fo:margin-right="0in" fo:margin-top="0in" fo:margin-bottom="0.0972in" style:contextual-spacing="false" fo:text-indent="0in" style:auto-text-indent="false"/>
      <style:text-properties officeooo:paragraph-rsid="00183bb2"/>
    </style:style>
    <style:style style:name="P60" style:family="paragraph" style:parent-style-name="Text_20_body" style:list-style-name="L45">
      <style:paragraph-properties fo:margin-left="0in" fo:margin-right="0in" fo:margin-top="0in" fo:margin-bottom="0.0972in" style:contextual-spacing="false" fo:text-indent="0in" style:auto-text-indent="false"/>
      <style:text-properties officeooo:paragraph-rsid="00183bb2"/>
    </style:style>
    <style:style style:name="P61" style:family="paragraph" style:parent-style-name="Text_20_body" style:list-style-name="L46">
      <style:paragraph-properties fo:margin-left="0in" fo:margin-right="0in" fo:margin-top="0in" fo:margin-bottom="0.0972in" style:contextual-spacing="false" fo:text-indent="0in" style:auto-text-indent="false"/>
      <style:text-properties officeooo:paragraph-rsid="00183bb2"/>
    </style:style>
    <style:style style:name="P62" style:family="paragraph" style:parent-style-name="Text_20_body" style:list-style-name="L47">
      <style:paragraph-properties fo:margin-left="0in" fo:margin-right="0in" fo:margin-top="0in" fo:margin-bottom="0.0972in" style:contextual-spacing="false" fo:text-indent="0in" style:auto-text-indent="false"/>
      <style:text-properties officeooo:paragraph-rsid="00183bb2"/>
    </style:style>
    <style:style style:name="P63" style:family="paragraph" style:parent-style-name="Text_20_body" style:list-style-name="L48">
      <style:paragraph-properties fo:margin-left="0in" fo:margin-right="0in" fo:margin-top="0in" fo:margin-bottom="0.0972in" style:contextual-spacing="false" fo:text-indent="0in" style:auto-text-indent="false"/>
      <style:text-properties officeooo:paragraph-rsid="00183bb2"/>
    </style:style>
    <style:style style:name="P64" style:family="paragraph" style:parent-style-name="Text_20_body" style:list-style-name="L49">
      <style:paragraph-properties fo:margin-left="0in" fo:margin-right="0in" fo:margin-top="0in" fo:margin-bottom="0.0972in" style:contextual-spacing="false" fo:text-indent="0in" style:auto-text-indent="false"/>
      <style:text-properties officeooo:paragraph-rsid="00183bb2"/>
    </style:style>
    <style:style style:name="P65" style:family="paragraph" style:parent-style-name="Text_20_body" style:list-style-name="L50">
      <style:paragraph-properties fo:margin-left="0in" fo:margin-right="0in" fo:margin-top="0in" fo:margin-bottom="0.0972in" style:contextual-spacing="false" fo:text-indent="0in" style:auto-text-indent="false"/>
      <style:text-properties officeooo:paragraph-rsid="00183bb2"/>
    </style:style>
    <style:style style:name="P66" style:family="paragraph" style:parent-style-name="Text_20_body" style:list-style-name="L51">
      <style:paragraph-properties fo:margin-left="0in" fo:margin-right="0in" fo:margin-top="0in" fo:margin-bottom="0.0972in" style:contextual-spacing="false" fo:text-indent="0in" style:auto-text-indent="false"/>
      <style:text-properties officeooo:paragraph-rsid="00183bb2"/>
    </style:style>
    <style:style style:name="P67" style:family="paragraph" style:parent-style-name="Text_20_body" style:list-style-name="L52">
      <style:paragraph-properties fo:margin-left="0in" fo:margin-right="0in" fo:margin-top="0in" fo:margin-bottom="0.0972in" style:contextual-spacing="false" fo:text-indent="0in" style:auto-text-indent="false"/>
      <style:text-properties officeooo:paragraph-rsid="00183bb2"/>
    </style:style>
    <style:style style:name="P68" style:family="paragraph" style:parent-style-name="Text_20_body" style:list-style-name="L53">
      <style:paragraph-properties fo:margin-left="0in" fo:margin-right="0in" fo:margin-top="0in" fo:margin-bottom="0.0972in" style:contextual-spacing="false" fo:text-indent="0in" style:auto-text-indent="false"/>
      <style:text-properties officeooo:paragraph-rsid="00183bb2"/>
    </style:style>
    <style:style style:name="P69" style:family="paragraph" style:parent-style-name="Text_20_body" style:list-style-name="L54">
      <style:paragraph-properties fo:margin-left="0in" fo:margin-right="0in" fo:margin-top="0in" fo:margin-bottom="0.0972in" style:contextual-spacing="false" fo:text-indent="0in" style:auto-text-indent="false"/>
      <style:text-properties officeooo:paragraph-rsid="00183bb2"/>
    </style:style>
    <style:style style:name="P70" style:family="paragraph" style:parent-style-name="Text_20_body" style:list-style-name="L55">
      <style:paragraph-properties fo:margin-left="0in" fo:margin-right="0in" fo:margin-top="0in" fo:margin-bottom="0.0972in" style:contextual-spacing="false" fo:text-indent="0in" style:auto-text-indent="false"/>
      <style:text-properties officeooo:paragraph-rsid="00183bb2"/>
    </style:style>
    <style:style style:name="P71" style:family="paragraph" style:parent-style-name="Text_20_body" style:list-style-name="L56">
      <style:paragraph-properties fo:margin-left="0in" fo:margin-right="0in" fo:margin-top="0in" fo:margin-bottom="0.0972in" style:contextual-spacing="false" fo:text-indent="0in" style:auto-text-indent="false"/>
      <style:text-properties officeooo:paragraph-rsid="00183bb2"/>
    </style:style>
    <style:style style:name="P72" style:family="paragraph" style:parent-style-name="Text_20_body" style:list-style-name="L57">
      <style:paragraph-properties fo:margin-left="0in" fo:margin-right="0in" fo:margin-top="0in" fo:margin-bottom="0.0972in" style:contextual-spacing="false" fo:text-indent="0in" style:auto-text-indent="false"/>
      <style:text-properties officeooo:paragraph-rsid="00183bb2"/>
    </style:style>
    <style:style style:name="P73" style:family="paragraph" style:parent-style-name="Text_20_body" style:list-style-name="L58">
      <style:paragraph-properties fo:margin-left="0in" fo:margin-right="0in" fo:margin-top="0in" fo:margin-bottom="0.0972in" style:contextual-spacing="false" fo:text-indent="0in" style:auto-text-indent="false"/>
      <style:text-properties officeooo:paragraph-rsid="00183bb2"/>
    </style:style>
    <style:style style:name="P74" style:family="paragraph" style:parent-style-name="Text_20_body" style:list-style-name="L59">
      <style:paragraph-properties fo:margin-left="0in" fo:margin-right="0in" fo:margin-top="0in" fo:margin-bottom="0.0972in" style:contextual-spacing="false" fo:text-indent="0in" style:auto-text-indent="false"/>
      <style:text-properties officeooo:paragraph-rsid="00183bb2"/>
    </style:style>
    <style:style style:name="P75" style:family="paragraph" style:parent-style-name="Text_20_body" style:list-style-name="L60">
      <style:paragraph-properties fo:margin-left="0in" fo:margin-right="0in" fo:margin-top="0in" fo:margin-bottom="0.0972in" style:contextual-spacing="false" fo:text-indent="0in" style:auto-text-indent="false"/>
      <style:text-properties officeooo:paragraph-rsid="00183bb2"/>
    </style:style>
    <style:style style:name="P76" style:family="paragraph" style:parent-style-name="Text_20_body" style:list-style-name="L61">
      <style:paragraph-properties fo:margin-left="0in" fo:margin-right="0in" fo:margin-top="0in" fo:margin-bottom="0.0972in" style:contextual-spacing="false" fo:text-indent="0in" style:auto-text-indent="false"/>
      <style:text-properties officeooo:paragraph-rsid="00183bb2"/>
    </style:style>
    <style:style style:name="P77" style:family="paragraph" style:parent-style-name="Text_20_body" style:list-style-name="L62">
      <style:paragraph-properties fo:margin-left="0in" fo:margin-right="0in" fo:margin-top="0in" fo:margin-bottom="0.0972in" style:contextual-spacing="false" fo:text-indent="0in" style:auto-text-indent="false"/>
      <style:text-properties officeooo:paragraph-rsid="00183bb2"/>
    </style:style>
    <style:style style:name="P78" style:family="paragraph" style:parent-style-name="Text_20_body" style:list-style-name="L63">
      <style:paragraph-properties fo:margin-left="0in" fo:margin-right="0in" fo:margin-top="0in" fo:margin-bottom="0.0972in" style:contextual-spacing="false" fo:text-indent="0in" style:auto-text-indent="false"/>
      <style:text-properties officeooo:paragraph-rsid="00183bb2"/>
    </style:style>
    <style:style style:name="P79" style:family="paragraph" style:parent-style-name="Text_20_body" style:list-style-name="L64">
      <style:paragraph-properties fo:margin-left="0in" fo:margin-right="0in" fo:margin-top="0in" fo:margin-bottom="0.0972in" style:contextual-spacing="false" fo:text-indent="0in" style:auto-text-indent="false"/>
      <style:text-properties officeooo:paragraph-rsid="00183bb2"/>
    </style:style>
    <style:style style:name="P80" style:family="paragraph" style:parent-style-name="Text_20_body" style:list-style-name="L65">
      <style:paragraph-properties fo:margin-left="0in" fo:margin-right="0in" fo:margin-top="0in" fo:margin-bottom="0.0972in" style:contextual-spacing="false" fo:text-indent="0in" style:auto-text-indent="false"/>
      <style:text-properties officeooo:paragraph-rsid="00183bb2"/>
    </style:style>
    <style:style style:name="P81" style:family="paragraph" style:parent-style-name="Text_20_body" style:list-style-name="L66">
      <style:paragraph-properties fo:margin-left="0in" fo:margin-right="0in" fo:margin-top="0in" fo:margin-bottom="0.0972in" style:contextual-spacing="false" fo:text-indent="0in" style:auto-text-indent="false"/>
      <style:text-properties officeooo:paragraph-rsid="00183bb2"/>
    </style:style>
    <style:style style:name="P82" style:family="paragraph" style:parent-style-name="Text_20_body" style:list-style-name="L67">
      <style:paragraph-properties fo:margin-left="0in" fo:margin-right="0in" fo:margin-top="0in" fo:margin-bottom="0.0972in" style:contextual-spacing="false" fo:text-indent="0in" style:auto-text-indent="false"/>
      <style:text-properties officeooo:paragraph-rsid="00183bb2"/>
    </style:style>
    <style:style style:name="P83" style:family="paragraph" style:parent-style-name="Text_20_body" style:list-style-name="L68">
      <style:paragraph-properties fo:margin-left="0in" fo:margin-right="0in" fo:margin-top="0in" fo:margin-bottom="0.0972in" style:contextual-spacing="false" fo:text-indent="0in" style:auto-text-indent="false"/>
      <style:text-properties officeooo:paragraph-rsid="00183bb2"/>
    </style:style>
    <style:style style:name="P84" style:family="paragraph" style:parent-style-name="Text_20_body" style:list-style-name="L69">
      <style:paragraph-properties fo:margin-left="0in" fo:margin-right="0in" fo:margin-top="0in" fo:margin-bottom="0.0972in" style:contextual-spacing="false" fo:text-indent="0in" style:auto-text-indent="false"/>
      <style:text-properties officeooo:paragraph-rsid="00183bb2"/>
    </style:style>
    <style:style style:name="P85" style:family="paragraph" style:parent-style-name="Text_20_body" style:list-style-name="L70">
      <style:paragraph-properties fo:margin-left="0in" fo:margin-right="0in" fo:margin-top="0in" fo:margin-bottom="0.0972in" style:contextual-spacing="false" fo:text-indent="0in" style:auto-text-indent="false"/>
      <style:text-properties officeooo:paragraph-rsid="00183bb2"/>
    </style:style>
    <style:style style:name="P86" style:family="paragraph" style:parent-style-name="Text_20_body" style:list-style-name="L71">
      <style:paragraph-properties fo:margin-left="0in" fo:margin-right="0in" fo:margin-top="0in" fo:margin-bottom="0.0972in" style:contextual-spacing="false" fo:text-indent="0in" style:auto-text-indent="false"/>
      <style:text-properties officeooo:paragraph-rsid="00183bb2"/>
    </style:style>
    <style:style style:name="P87" style:family="paragraph" style:parent-style-name="Text_20_body" style:list-style-name="L72">
      <style:paragraph-properties fo:margin-left="0in" fo:margin-right="0in" fo:margin-top="0in" fo:margin-bottom="0.0972in" style:contextual-spacing="false" fo:text-indent="0in" style:auto-text-indent="false"/>
      <style:text-properties officeooo:paragraph-rsid="00183bb2"/>
    </style:style>
    <style:style style:name="P88" style:family="paragraph" style:parent-style-name="Text_20_body" style:list-style-name="L73">
      <style:paragraph-properties fo:margin-left="0in" fo:margin-right="0in" fo:margin-top="0in" fo:margin-bottom="0.0972in" style:contextual-spacing="false" fo:text-indent="0in" style:auto-text-indent="false"/>
      <style:text-properties officeooo:paragraph-rsid="00183bb2"/>
    </style:style>
    <style:style style:name="P89" style:family="paragraph" style:parent-style-name="Text_20_body" style:list-style-name="L74">
      <style:paragraph-properties fo:margin-left="0in" fo:margin-right="0in" fo:margin-top="0in" fo:margin-bottom="0.0972in" style:contextual-spacing="false" fo:text-indent="0in" style:auto-text-indent="false"/>
      <style:text-properties officeooo:paragraph-rsid="00183bb2"/>
    </style:style>
    <style:style style:name="P90" style:family="paragraph" style:parent-style-name="Text_20_body" style:list-style-name="L75">
      <style:paragraph-properties fo:margin-left="0in" fo:margin-right="0in" fo:margin-top="0in" fo:margin-bottom="0.0972in" style:contextual-spacing="false" fo:text-indent="0in" style:auto-text-indent="false"/>
      <style:text-properties officeooo:paragraph-rsid="00183bb2"/>
    </style:style>
    <style:style style:name="P91" style:family="paragraph" style:parent-style-name="Text_20_body" style:list-style-name="L76">
      <style:paragraph-properties fo:margin-left="0in" fo:margin-right="0in" fo:margin-top="0in" fo:margin-bottom="0.0972in" style:contextual-spacing="false" fo:text-indent="0in" style:auto-text-indent="false"/>
      <style:text-properties officeooo:paragraph-rsid="00183bb2"/>
    </style:style>
    <style:style style:name="P92" style:family="paragraph" style:parent-style-name="Text_20_body" style:list-style-name="L77">
      <style:paragraph-properties fo:margin-left="0in" fo:margin-right="0in" fo:margin-top="0in" fo:margin-bottom="0.0972in" style:contextual-spacing="false" fo:text-indent="0in" style:auto-text-indent="false"/>
      <style:text-properties officeooo:paragraph-rsid="00183bb2"/>
    </style:style>
    <style:style style:name="P93" style:family="paragraph" style:parent-style-name="Text_20_body" style:list-style-name="L78">
      <style:paragraph-properties fo:margin-left="0in" fo:margin-right="0in" fo:margin-top="0in" fo:margin-bottom="0.0972in" style:contextual-spacing="false" fo:text-indent="0in" style:auto-text-indent="false"/>
      <style:text-properties officeooo:paragraph-rsid="00183bb2"/>
    </style:style>
    <style:style style:name="P94" style:family="paragraph" style:parent-style-name="Text_20_body" style:list-style-name="L79">
      <style:paragraph-properties fo:margin-left="0in" fo:margin-right="0in" fo:margin-top="0in" fo:margin-bottom="0.0972in" style:contextual-spacing="false" fo:text-indent="0in" style:auto-text-indent="false"/>
      <style:text-properties officeooo:paragraph-rsid="00183bb2"/>
    </style:style>
    <style:style style:name="P95" style:family="paragraph" style:parent-style-name="Text_20_body" style:list-style-name="L80">
      <style:paragraph-properties fo:margin-left="0in" fo:margin-right="0in" fo:margin-top="0in" fo:margin-bottom="0.0972in" style:contextual-spacing="false" fo:text-indent="0in" style:auto-text-indent="false"/>
      <style:text-properties officeooo:paragraph-rsid="00183bb2"/>
    </style:style>
    <style:style style:name="P96" style:family="paragraph" style:parent-style-name="Text_20_body" style:list-style-name="L81">
      <style:paragraph-properties fo:margin-left="0in" fo:margin-right="0in" fo:margin-top="0in" fo:margin-bottom="0.0972in" style:contextual-spacing="false" fo:text-indent="0in" style:auto-text-indent="false"/>
      <style:text-properties officeooo:paragraph-rsid="00183bb2"/>
    </style:style>
    <style:style style:name="P97" style:family="paragraph" style:parent-style-name="Text_20_body" style:list-style-name="L82">
      <style:paragraph-properties fo:margin-left="0in" fo:margin-right="0in" fo:margin-top="0in" fo:margin-bottom="0.0972in" style:contextual-spacing="false" fo:text-indent="0in" style:auto-text-indent="false"/>
      <style:text-properties officeooo:paragraph-rsid="00183bb2"/>
    </style:style>
    <style:style style:name="P98" style:family="paragraph" style:parent-style-name="Text_20_body" style:list-style-name="L83">
      <style:paragraph-properties fo:margin-left="0in" fo:margin-right="0in" fo:margin-top="0in" fo:margin-bottom="0.0972in" style:contextual-spacing="false" fo:text-indent="0in" style:auto-text-indent="false"/>
      <style:text-properties officeooo:paragraph-rsid="00183bb2"/>
    </style:style>
    <style:style style:name="P99" style:family="paragraph" style:parent-style-name="Text_20_body" style:list-style-name="L84">
      <style:paragraph-properties fo:margin-left="0in" fo:margin-right="0in" fo:margin-top="0in" fo:margin-bottom="0.0972in" style:contextual-spacing="false" fo:text-indent="0in" style:auto-text-indent="false"/>
      <style:text-properties officeooo:paragraph-rsid="00183bb2"/>
    </style:style>
    <style:style style:name="P100" style:family="paragraph" style:parent-style-name="Text_20_body" style:list-style-name="L85">
      <style:paragraph-properties fo:margin-left="0in" fo:margin-right="0in" fo:margin-top="0in" fo:margin-bottom="0.0972in" style:contextual-spacing="false" fo:text-indent="0in" style:auto-text-indent="false"/>
      <style:text-properties officeooo:paragraph-rsid="00183bb2"/>
    </style:style>
    <style:style style:name="P101" style:family="paragraph" style:parent-style-name="Text_20_body" style:list-style-name="L86">
      <style:paragraph-properties fo:margin-left="0in" fo:margin-right="0in" fo:margin-top="0in" fo:margin-bottom="0.0972in" style:contextual-spacing="false" fo:text-indent="0in" style:auto-text-indent="false"/>
      <style:text-properties officeooo:paragraph-rsid="00183bb2"/>
    </style:style>
    <style:style style:name="T1" style:family="text">
      <style:text-properties officeooo:rsid="00010668"/>
    </style:style>
    <style:style style:name="T2" style:family="text">
      <style:text-properties officeooo:rsid="00158f5b"/>
    </style:style>
    <style:style style:name="T3" style:family="text">
      <style:text-properties officeooo:rsid="001644ad"/>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officeooo:rsid="00183bb2"/>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reinvent-coaching-process"/>Reinvent Coaching Process – <text:span text:style-name="T1">Part </text:span><text:span text:style-name="T2">2 You Have Done This Before</text:span></text:h>
      <text:p text:style-name="P12">You have likely embarked on several reinvention journeys in your life, each aligning with the Hero's Journey framework and "Your Personal Myth &amp; Your Superstory" ideas.</text:p>
      <text:p text:style-name="P12">Review your life, especially key moments where you have reinvented yourself:</text:p>
      <text:h text:style-name="P5" text:outline-level="3"><text:bookmark text:name="professional-and-educational-reinvention"/>Professional and Educational Reinvention</text:h>
      <text:p text:style-name="P12"><text:span text:style-name="Emphasis">List several </text:span><text:span text:style-name="Emphasis"><text:span text:style-name="T3">ways</text:span></text:span>  you reinvented yourself professionally and educationally.</text:p>
      <text:p text:style-name="P11"/>
      <text:p text:style-name="P11"/>
      <text:p text:style-name="P11"/>
      <text:p text:style-name="P11"/>
      <text:p text:style-name="P11"/>
      <text:p text:style-name="P11"/>
      <text:h text:style-name="P6" text:outline-level="3"><text:bookmark text:name="personal-growth-and-skill-development"/>Personal Growth and Skill Development</text:h>
      <text:p text:style-name="P23"><text:span text:style-name="Emphasis">List several </text:span><text:span text:style-name="Emphasis"><text:span text:style-name="T3">ways</text:span></text:span><text:span text:style-name="Emphasis">  </text:span><text:span text:style-name="Emphasis"><text:span text:style-name="T4">you </text:span></text:span>reinvented yourself personally and skill development.</text:p>
      <text:p text:style-name="P11"/>
      <text:p text:style-name="P11"/>
      <text:p text:style-name="P11"/>
      <text:p text:style-name="P11"/>
      <text:p text:style-name="P11"/>
      <text:h text:style-name="P6" text:outline-level="3"/>
      <text:h text:style-name="P7" text:outline-level="3"><text:bookmark text:name="emotional-and-identity-transformation"/>Emotional and Identity Transformation</text:h>
      <text:p text:style-name="P23"><text:span text:style-name="Emphasis">List several </text:span><text:span text:style-name="Emphasis"><text:span text:style-name="T3">ways</text:span></text:span><text:span text:style-name="Emphasis">  </text:span>you reinvented yourself emotionally and transformed your identity.</text:p>
      <text:p text:style-name="P11"/>
      <text:p text:style-name="P11"/>
      <text:p text:style-name="P11"/>
      <text:p text:style-name="P11"/>
      <text:p text:style-name="P11"/>
      <text:p text:style-name="P11"/>
      <text:p text:style-name="P11"/>
      <text:p text:style-name="P11"/>
      <text:h text:style-name="P6" text:outline-level="3"><text:bookmark text:name="health-and-wellness-reinvention"/>Health and Wellness Reinvention</text:h>
      <text:p text:style-name="P23"><text:span text:style-name="Emphasis">List several </text:span><text:span text:style-name="Emphasis"><text:span text:style-name="T3">ways</text:span></text:span><text:span text:style-name="Emphasis">  </text:span>you reinvented yourself in health and wellness.</text:p>
      <text:p text:style-name="P11"/>
      <text:p text:style-name="P11"/>
      <text:p text:style-name="P11"/>
      <text:p text:style-name="P11"/>
      <text:h text:style-name="P6" text:outline-level="3"/>
      <text:h text:style-name="P7" text:outline-level="3"><text:bookmark text:name="financial-and-economic-reinvention"/>Financial and Economic Reinvention</text:h>
      <text:p text:style-name="P23"><text:span text:style-name="Emphasis">List several </text:span><text:span text:style-name="Emphasis"><text:span text:style-name="T3">ways</text:span></text:span><text:span text:style-name="Emphasis">  </text:span>you reinvented yourself financially and economically.</text:p>
      <text:p text:style-name="P11"/>
      <text:p text:style-name="P11"/>
      <text:p text:style-name="P11"/>
      <text:p text:style-name="P11"/>
      <text:p text:style-name="P11"/>
      <text:h text:style-name="P6" text:outline-level="3"><text:bookmark text:name="social-and-relational-reinvention"/>Social and Relational Reinvention</text:h>
      <text:p text:style-name="P23"><text:span text:style-name="Emphasis">List several </text:span><text:span text:style-name="Emphasis"><text:span text:style-name="T3">ways</text:span></text:span><text:span text:style-name="Emphasis">  </text:span><text:span text:style-name="Emphasis"><text:span text:style-name="T6">you </text:span></text:span>reinvented yourself socially and relationally.</text:p>
      <text:p text:style-name="P11"/>
      <text:p text:style-name="P11"/>
      <text:p text:style-name="P11"/>
      <text:p text:style-name="P11"/>
      <text:p text:style-name="P11"/>
      <text:p text:style-name="P11"/>
      <text:p text:style-name="P11">By reflecting on these past reinvention journeys and recognizing the growth and transformation you have experienced, you can draw inspiration and insights to guide you through your current reinvention process.</text:p>
      <text:p text:style-name="P12">Embrace your past successes, learn from challenges, and leverage your strengths and values to shape your future Superstory and continue evolving into the best version of yourself.</text:p>
      <text:h text:style-name="P3" text:outline-level="2"/>
      <text:h text:style-name="P4" text:outline-level="2"><text:bookmark text:name="mapping-each-reinvention-experience"/>Mapping each Reinvention Experience</text:h>
      <text:p text:style-name="P12">For each of the Reinvention times of your life, map them into:</text:p>
      <text:list text:style-name="L1">
        <text:list-item>
          <text:p text:style-name="P13">Gateway,</text:p>
        </text:list-item>
        <text:list-item>
          <text:p text:style-name="P13">Experiences,</text:p>
        </text:list-item>
        <text:list-item>
          <text:p text:style-name="P13">Friends,</text:p>
        </text:list-item>
        <text:list-item>
          <text:p text:style-name="P13">Challenges,</text:p>
        </text:list-item>
        <text:list-item>
          <text:p text:style-name="P13">Skills,</text:p>
        </text:list-item>
        <text:list-item>
          <text:p text:style-name="P13">Insight,</text:p>
        </text:list-item>
        <text:list-item>
          <text:p text:style-name="P13">Dilemma,</text:p>
        </text:list-item>
        <text:list-item>
          <text:p text:style-name="P13">Call</text:p>
        </text:list-item>
      </text:list>
      <text:p text:style-name="P12">that illustrate that one Hero's Journey.</text:p>
      <text:p text:style-name="P12"><text:span text:style-name="Emphasis">Note: It is helpful to name each Reinvention, for clarity while reviewing it.</text:span></text:p>
      <text:p text:style-name="P12">By reflecting on your past reinvention experiences, identifying key elements of the Hero's Journey in each journey, and recognizing how they have shaped your personal growth and development, you can you can gain a deeper understanding of your personal growth journey and identify patterns that may guide you towards your next possible Hero's Journeys.</text:p>
      <text:p text:style-name="P12">Embrace the challenges, leverage your skills and insights, and continue evolving on your journey of self-discovery and reinvention.</text:p>
      <text:h text:style-name="P3" text:outline-level="2"><text:bookmark text:name="questions-to-map-out-the-times-in-my-life-where-i-reinvented-myself"/>Questions to map out the times in my life where I Reinvented Myself</text:h>
      <text:p text:style-name="P12">To map out the times in my life where I reinvented myself using the elements of "Gateway, Experiences, Friends, Challenges, Skills, Insight, Dilemma, and Call," reflect on my past reinvention experiences and key values.</text:p>
      <text:p text:style-name="P12">Here are some questions to guide me through this process, one Reinvention at a time (you will repeat this for each of your reinventions, and keep them separate):</text:p>
      <text:h text:style-name="P5" text:outline-level="3"/>
      <text:h text:style-name="P8" text:outline-level="3"><text:bookmark text:name="gateway"/><text:span text:style-name="T8">Reinvention Name: </text:span></text:h>
      <text:h text:style-name="P9" text:outline-level="3">Gateway</text:h>
      <text:list xml:id="list1307737907" text:style-name="L2">
        <text:list-item>
          <text:p text:style-name="P14">What were the pivotal moments or decisions that led me to embark on a journey of reinvention in each area of my life (professional, personal, health, financial, social)?</text:p>
        </text:list-item>
      </text:list>
      <text:p text:style-name="P11"/>
      <text:p text:style-name="P11"/>
      <text:p text:style-name="P11"/>
      <text:p text:style-name="P11"/>
      <text:p text:style-name="P11"/>
      <text:h text:style-name="P6" text:outline-level="3"><text:bookmark text:name="experiences"/>Experiences</text:h>
      <text:list text:style-name="L3">
        <text:list-item>
          <text:p text:style-name="P16">What specific experiences, accomplishments, or challenges did I encounter during each reinvention process?</text:p>
        </text:list-item>
        <text:list-item>
          <text:p text:style-name="P16">How did these experiences shape my personal growth and development?</text:p>
        </text:list-item>
      </text:list>
      <text:p text:style-name="P11"/>
      <text:p text:style-name="P11"/>
      <text:p text:style-name="P11"/>
      <text:p text:style-name="P11"/>
      <text:p text:style-name="P11"/>
      <text:h text:style-name="P6" text:outline-level="3"/>
      <text:h text:style-name="P7" text:outline-level="3"><text:bookmark text:name="friends"/>Friends</text:h>
      <text:list text:style-name="L4">
        <text:list-item>
          <text:p text:style-name="P17">Who were the key individuals or mentors who supported me during my reinvention journeys? What was it about them that was so valuable and helpful?</text:p>
        </text:list-item>
        <text:list-item>
          <text:p text:style-name="P17">How did their guidance and encouragement influence my path of transformation?</text:p>
        </text:list-item>
      </text:list>
      <text:p text:style-name="P11"/>
      <text:p text:style-name="P11"/>
      <text:p text:style-name="P11"/>
      <text:p text:style-name="P11"/>
      <text:h text:style-name="P6" text:outline-level="3"><text:bookmark text:name="challenges"/>Challenges</text:h>
      <text:list text:style-name="L5">
        <text:list-item>
          <text:p text:style-name="P18">What obstacles or setbacks did I face along the way in each reinvention journey?</text:p>
        </text:list-item>
        <text:list-item>
          <text:p text:style-name="P18">How did I overcome these challenges and what did I learn from them?</text:p>
        </text:list-item>
      </text:list>
      <text:p text:style-name="P11"/>
      <text:p text:style-name="P11"/>
      <text:p text:style-name="P11"/>
      <text:p text:style-name="P11"/>
      <text:p text:style-name="P11"/>
      <text:h text:style-name="P6" text:outline-level="3"/>
      <text:h text:style-name="P7" text:outline-level="3"><text:bookmark text:name="skills"/>Skills</text:h>
      <text:list text:style-name="L6">
        <text:list-item>
          <text:p text:style-name="P19">What values, skills, strengths, and expertise did I leverage to navigate through each reinvention process?</text:p>
        </text:list-item>
        <text:list-item>
          <text:p text:style-name="P19">How did my current abilities contribute to my success?</text:p>
        </text:list-item>
      </text:list>
      <text:p text:style-name="P11"/>
      <text:p text:style-name="P11"/>
      <text:p text:style-name="P11"/>
      <text:p text:style-name="P11"/>
      <text:p text:style-name="P11"/>
      <text:h text:style-name="P6" text:outline-level="3"><text:bookmark text:name="insight"/>Insight</text:h>
      <text:list text:style-name="L7">
        <text:list-item>
          <text:p text:style-name="P20">What valuable insights, lessons, or realizations did I gain from this reinvention experience?</text:p>
        </text:list-item>
        <text:list-item>
          <text:p text:style-name="P20">How did these insights shape my perspective, goals, and future aspirations?</text:p>
        </text:list-item>
      </text:list>
      <text:p text:style-name="P11"/>
      <text:p text:style-name="P11"/>
      <text:p text:style-name="P11"/>
      <text:p text:style-name="P11"/>
      <text:p text:style-name="P11"/>
      <text:h text:style-name="P6" text:outline-level="3"/>
      <text:h text:style-name="P7" text:outline-level="3"><text:bookmark text:name="dilemma"/>Dilemma</text:h>
      <text:list text:style-name="L8">
        <text:list-item>
          <text:p text:style-name="P21">Were there moments of internal conflict, self-doubt, or difficult decisions that I had to confront during my reinvention journey?</text:p>
        </text:list-item>
        <text:list-item>
          <text:p text:style-name="P21">How did I resolve these dilemmas and stay true to my values and goals?</text:p>
        </text:list-item>
      </text:list>
      <text:p text:style-name="P11"/>
      <text:p text:style-name="P11"/>
      <text:p text:style-name="P11"/>
      <text:p text:style-name="P11"/>
      <text:p text:style-name="P11"/>
      <text:h text:style-name="P6" text:outline-level="3"><text:bookmark text:name="call"/>Call</text:h>
      <text:list text:style-name="L9">
        <text:list-item>
          <text:p text:style-name="P22">What inspired or motivated me to embark on each reinvention journey?</text:p>
        </text:list-item>
        <text:list-item>
          <text:p text:style-name="P22">How did my personal values, goals, and aspirations drive me towards my next phase of growth and transformation?</text:p>
        </text:list-item>
      </text:list>
      <text:p text:style-name="P11"/>
      <text:p text:style-name="P11"/>
      <text:p text:style-name="P11"/>
      <text:p text:style-name="P11"/>
      <text:p text:style-name="P11"/>
      <text:h text:style-name="P6" text:outline-level="3"><text:bookmark text:name="repeat-for-each-of-your-past-reinventions"/>Repeat for Each of your Past Reinventions</text:h>
      <text:p text:style-name="P10"/>
      <text:h text:style-name="P8" text:outline-level="3"><text:bookmark text:name="gateway Copy 1"/><text:span text:style-name="T8">Reinvention Name: </text:span></text:h>
      <text:h text:style-name="P9" text:outline-level="3">Gateway</text:h>
      <text:list xml:id="list191053683667022" text:continue-list="list1307737907"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1"/>Experiences</text:h>
      <text:list text:style-name="L10">
        <text:list-item>
          <text:p text:style-name="P24">What specific experiences, accomplishments, or challenges did I encounter during each reinvention process?</text:p>
        </text:list-item>
        <text:list-item>
          <text:p text:style-name="P24">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1"/>Friends</text:h>
      <text:list text:style-name="L11">
        <text:list-item>
          <text:p text:style-name="P25">Who were the key individuals or mentors who supported me during my reinvention journeys? What was it about them that was so valuable and helpful?</text:p>
        </text:list-item>
        <text:list-item>
          <text:p text:style-name="P25">How did their guidance and encouragement influence my path of transformation?</text:p>
        </text:list-item>
      </text:list>
      <text:p text:style-name="P31"/>
      <text:p text:style-name="P31"/>
      <text:p text:style-name="P31"/>
      <text:p text:style-name="P31"/>
      <text:h text:style-name="P9" text:outline-level="3"><text:bookmark text:name="challenges Copy 1"/>Challenges</text:h>
      <text:list text:style-name="L12">
        <text:list-item>
          <text:p text:style-name="P26">What obstacles or setbacks did I face along the way in each reinvention journey?</text:p>
        </text:list-item>
        <text:list-item>
          <text:p text:style-name="P26">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1"/>Skills</text:h>
      <text:list text:style-name="L13">
        <text:list-item>
          <text:p text:style-name="P27">What values, skills, strengths, and expertise did I leverage to navigate through each reinvention process?</text:p>
        </text:list-item>
        <text:list-item>
          <text:p text:style-name="P27">How did my current abilities contribute to my success?</text:p>
        </text:list-item>
      </text:list>
      <text:p text:style-name="P31"/>
      <text:p text:style-name="P31"/>
      <text:p text:style-name="P31"/>
      <text:p text:style-name="P31"/>
      <text:p text:style-name="P31"/>
      <text:h text:style-name="P9" text:outline-level="3"><text:bookmark text:name="insight Copy 1"/>Insight</text:h>
      <text:list text:style-name="L14">
        <text:list-item>
          <text:p text:style-name="P28">What valuable insights, lessons, or realizations did I gain from this reinvention experience?</text:p>
        </text:list-item>
        <text:list-item>
          <text:p text:style-name="P28">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1"/>Dilemma</text:h>
      <text:list text:style-name="L15">
        <text:list-item>
          <text:p text:style-name="P29">Were there moments of internal conflict, self-doubt, or difficult decisions that I had to confront during my reinvention journey?</text:p>
        </text:list-item>
        <text:list-item>
          <text:p text:style-name="P29">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1"/>Call</text:h>
      <text:list text:style-name="L16">
        <text:list-item>
          <text:p text:style-name="P30">What inspired or motivated me to embark on each reinvention journey?</text:p>
        </text:list-item>
        <text:list-item>
          <text:p text:style-name="P30">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2"/><text:span text:style-name="T8">Reinvention Name: </text:span></text:h>
      <text:h text:style-name="P9" text:outline-level="3">Gateway</text:h>
      <text:list xml:id="list191054389607061" text:continue-list="list191053683667022"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2"/>Experiences</text:h>
      <text:list text:style-name="L17">
        <text:list-item>
          <text:p text:style-name="P32">What specific experiences, accomplishments, or challenges did I encounter during each reinvention process?</text:p>
        </text:list-item>
        <text:list-item>
          <text:p text:style-name="P32">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2"/>Friends</text:h>
      <text:list text:style-name="L18">
        <text:list-item>
          <text:p text:style-name="P33">Who were the key individuals or mentors who supported me during my reinvention journeys? What was it about them that was so valuable and helpful?</text:p>
        </text:list-item>
        <text:list-item>
          <text:p text:style-name="P33">How did their guidance and encouragement influence my path of transformation?</text:p>
        </text:list-item>
      </text:list>
      <text:p text:style-name="P31"/>
      <text:p text:style-name="P31"/>
      <text:p text:style-name="P31"/>
      <text:p text:style-name="P31"/>
      <text:h text:style-name="P9" text:outline-level="3"><text:bookmark text:name="challenges Copy 2"/>Challenges</text:h>
      <text:list text:style-name="L19">
        <text:list-item>
          <text:p text:style-name="P34">What obstacles or setbacks did I face along the way in each reinvention journey?</text:p>
        </text:list-item>
        <text:list-item>
          <text:p text:style-name="P34">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2"/>Skills</text:h>
      <text:list text:style-name="L20">
        <text:list-item>
          <text:p text:style-name="P35">What values, skills, strengths, and expertise did I leverage to navigate through each reinvention process?</text:p>
        </text:list-item>
        <text:list-item>
          <text:p text:style-name="P35">How did my current abilities contribute to my success?</text:p>
        </text:list-item>
      </text:list>
      <text:p text:style-name="P31"/>
      <text:p text:style-name="P31"/>
      <text:p text:style-name="P31"/>
      <text:p text:style-name="P31"/>
      <text:p text:style-name="P31"/>
      <text:h text:style-name="P9" text:outline-level="3"><text:bookmark text:name="insight Copy 2"/>Insight</text:h>
      <text:list text:style-name="L21">
        <text:list-item>
          <text:p text:style-name="P36">What valuable insights, lessons, or realizations did I gain from this reinvention experience?</text:p>
        </text:list-item>
        <text:list-item>
          <text:p text:style-name="P36">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2"/>Dilemma</text:h>
      <text:list text:style-name="L22">
        <text:list-item>
          <text:p text:style-name="P37">Were there moments of internal conflict, self-doubt, or difficult decisions that I had to confront during my reinvention journey?</text:p>
        </text:list-item>
        <text:list-item>
          <text:p text:style-name="P37">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2"/>Call</text:h>
      <text:list text:style-name="L23">
        <text:list-item>
          <text:p text:style-name="P38">What inspired or motivated me to embark on each reinvention journey?</text:p>
        </text:list-item>
        <text:list-item>
          <text:p text:style-name="P38">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3"/><text:span text:style-name="T8">Reinvention Name: </text:span></text:h>
      <text:h text:style-name="P9" text:outline-level="3">Gateway</text:h>
      <text:list xml:id="list191054429936758" text:continue-list="list191054389607061"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3"/>Experiences</text:h>
      <text:list text:style-name="L24">
        <text:list-item>
          <text:p text:style-name="P39">What specific experiences, accomplishments, or challenges did I encounter during each reinvention process?</text:p>
        </text:list-item>
        <text:list-item>
          <text:p text:style-name="P39">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3"/>Friends</text:h>
      <text:list text:style-name="L25">
        <text:list-item>
          <text:p text:style-name="P40">Who were the key individuals or mentors who supported me during my reinvention journeys? What was it about them that was so valuable and helpful?</text:p>
        </text:list-item>
        <text:list-item>
          <text:p text:style-name="P40">How did their guidance and encouragement influence my path of transformation?</text:p>
        </text:list-item>
      </text:list>
      <text:p text:style-name="P31"/>
      <text:p text:style-name="P31"/>
      <text:p text:style-name="P31"/>
      <text:p text:style-name="P31"/>
      <text:h text:style-name="P9" text:outline-level="3"><text:bookmark text:name="challenges Copy 3"/>Challenges</text:h>
      <text:list text:style-name="L26">
        <text:list-item>
          <text:p text:style-name="P41">What obstacles or setbacks did I face along the way in each reinvention journey?</text:p>
        </text:list-item>
        <text:list-item>
          <text:p text:style-name="P41">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3"/>Skills</text:h>
      <text:list text:style-name="L27">
        <text:list-item>
          <text:p text:style-name="P42">What values, skills, strengths, and expertise did I leverage to navigate through each reinvention process?</text:p>
        </text:list-item>
        <text:list-item>
          <text:p text:style-name="P42">How did my current abilities contribute to my success?</text:p>
        </text:list-item>
      </text:list>
      <text:p text:style-name="P31"/>
      <text:p text:style-name="P31"/>
      <text:p text:style-name="P31"/>
      <text:p text:style-name="P31"/>
      <text:p text:style-name="P31"/>
      <text:h text:style-name="P9" text:outline-level="3"><text:bookmark text:name="insight Copy 3"/>Insight</text:h>
      <text:list text:style-name="L28">
        <text:list-item>
          <text:p text:style-name="P43">What valuable insights, lessons, or realizations did I gain from this reinvention experience?</text:p>
        </text:list-item>
        <text:list-item>
          <text:p text:style-name="P43">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3"/>Dilemma</text:h>
      <text:list text:style-name="L29">
        <text:list-item>
          <text:p text:style-name="P44">Were there moments of internal conflict, self-doubt, or difficult decisions that I had to confront during my reinvention journey?</text:p>
        </text:list-item>
        <text:list-item>
          <text:p text:style-name="P44">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3"/>Call</text:h>
      <text:list text:style-name="L30">
        <text:list-item>
          <text:p text:style-name="P45">What inspired or motivated me to embark on each reinvention journey?</text:p>
        </text:list-item>
        <text:list-item>
          <text:p text:style-name="P45">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4"/><text:span text:style-name="T8">Reinvention Name: </text:span></text:h>
      <text:h text:style-name="P9" text:outline-level="3">Gateway</text:h>
      <text:list xml:id="list191053843041018" text:continue-list="list191054429936758"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4"/>Experiences</text:h>
      <text:list text:style-name="L31">
        <text:list-item>
          <text:p text:style-name="P46">What specific experiences, accomplishments, or challenges did I encounter during each reinvention process?</text:p>
        </text:list-item>
        <text:list-item>
          <text:p text:style-name="P46">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4"/>Friends</text:h>
      <text:list text:style-name="L32">
        <text:list-item>
          <text:p text:style-name="P47">Who were the key individuals or mentors who supported me during my reinvention journeys? What was it about them that was so valuable and helpful?</text:p>
        </text:list-item>
        <text:list-item>
          <text:p text:style-name="P47">How did their guidance and encouragement influence my path of transformation?</text:p>
        </text:list-item>
      </text:list>
      <text:p text:style-name="P31"/>
      <text:p text:style-name="P31"/>
      <text:p text:style-name="P31"/>
      <text:p text:style-name="P31"/>
      <text:h text:style-name="P9" text:outline-level="3"><text:bookmark text:name="challenges Copy 4"/>Challenges</text:h>
      <text:list text:style-name="L33">
        <text:list-item>
          <text:p text:style-name="P48">What obstacles or setbacks did I face along the way in each reinvention journey?</text:p>
        </text:list-item>
        <text:list-item>
          <text:p text:style-name="P48">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4"/>Skills</text:h>
      <text:list text:style-name="L34">
        <text:list-item>
          <text:p text:style-name="P49">What values, skills, strengths, and expertise did I leverage to navigate through each reinvention process?</text:p>
        </text:list-item>
        <text:list-item>
          <text:p text:style-name="P49">How did my current abilities contribute to my success?</text:p>
        </text:list-item>
      </text:list>
      <text:p text:style-name="P31"/>
      <text:p text:style-name="P31"/>
      <text:p text:style-name="P31"/>
      <text:p text:style-name="P31"/>
      <text:p text:style-name="P31"/>
      <text:h text:style-name="P9" text:outline-level="3"><text:bookmark text:name="insight Copy 4"/>Insight</text:h>
      <text:list text:style-name="L35">
        <text:list-item>
          <text:p text:style-name="P50">What valuable insights, lessons, or realizations did I gain from this reinvention experience?</text:p>
        </text:list-item>
        <text:list-item>
          <text:p text:style-name="P50">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4"/>Dilemma</text:h>
      <text:list text:style-name="L36">
        <text:list-item>
          <text:p text:style-name="P51">Were there moments of internal conflict, self-doubt, or difficult decisions that I had to confront during my reinvention journey?</text:p>
        </text:list-item>
        <text:list-item>
          <text:p text:style-name="P51">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4"/>Call</text:h>
      <text:list text:style-name="L37">
        <text:list-item>
          <text:p text:style-name="P52">What inspired or motivated me to embark on each reinvention journey?</text:p>
        </text:list-item>
        <text:list-item>
          <text:p text:style-name="P52">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5"/><text:span text:style-name="T8">Reinvention Name: </text:span></text:h>
      <text:h text:style-name="P9" text:outline-level="3">Gateway</text:h>
      <text:list xml:id="list191055078376451" text:continue-list="list191053843041018"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5"/>Experiences</text:h>
      <text:list text:style-name="L38">
        <text:list-item>
          <text:p text:style-name="P53">What specific experiences, accomplishments, or challenges did I encounter during each reinvention process?</text:p>
        </text:list-item>
        <text:list-item>
          <text:p text:style-name="P53">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5"/>Friends</text:h>
      <text:list text:style-name="L39">
        <text:list-item>
          <text:p text:style-name="P54">Who were the key individuals or mentors who supported me during my reinvention journeys? What was it about them that was so valuable and helpful?</text:p>
        </text:list-item>
        <text:list-item>
          <text:p text:style-name="P54">How did their guidance and encouragement influence my path of transformation?</text:p>
        </text:list-item>
      </text:list>
      <text:p text:style-name="P31"/>
      <text:p text:style-name="P31"/>
      <text:p text:style-name="P31"/>
      <text:p text:style-name="P31"/>
      <text:h text:style-name="P9" text:outline-level="3"><text:bookmark text:name="challenges Copy 5"/>Challenges</text:h>
      <text:list text:style-name="L40">
        <text:list-item>
          <text:p text:style-name="P55">What obstacles or setbacks did I face along the way in each reinvention journey?</text:p>
        </text:list-item>
        <text:list-item>
          <text:p text:style-name="P55">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5"/>Skills</text:h>
      <text:list text:style-name="L41">
        <text:list-item>
          <text:p text:style-name="P56">What values, skills, strengths, and expertise did I leverage to navigate through each reinvention process?</text:p>
        </text:list-item>
        <text:list-item>
          <text:p text:style-name="P56">How did my current abilities contribute to my success?</text:p>
        </text:list-item>
      </text:list>
      <text:p text:style-name="P31"/>
      <text:p text:style-name="P31"/>
      <text:p text:style-name="P31"/>
      <text:p text:style-name="P31"/>
      <text:p text:style-name="P31"/>
      <text:h text:style-name="P9" text:outline-level="3"><text:bookmark text:name="insight Copy 5"/>Insight</text:h>
      <text:list text:style-name="L42">
        <text:list-item>
          <text:p text:style-name="P57">What valuable insights, lessons, or realizations did I gain from this reinvention experience?</text:p>
        </text:list-item>
        <text:list-item>
          <text:p text:style-name="P57">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5"/>Dilemma</text:h>
      <text:list text:style-name="L43">
        <text:list-item>
          <text:p text:style-name="P58">Were there moments of internal conflict, self-doubt, or difficult decisions that I had to confront during my reinvention journey?</text:p>
        </text:list-item>
        <text:list-item>
          <text:p text:style-name="P58">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5"/>Call</text:h>
      <text:list text:style-name="L44">
        <text:list-item>
          <text:p text:style-name="P59">What inspired or motivated me to embark on each reinvention journey?</text:p>
        </text:list-item>
        <text:list-item>
          <text:p text:style-name="P59">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6"/><text:span text:style-name="T8">Reinvention Name: </text:span></text:h>
      <text:h text:style-name="P9" text:outline-level="3">Gateway</text:h>
      <text:list xml:id="list191055249473901" text:continue-list="list191055078376451"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6"/>Experiences</text:h>
      <text:list text:style-name="L45">
        <text:list-item>
          <text:p text:style-name="P60">What specific experiences, accomplishments, or challenges did I encounter during each reinvention process?</text:p>
        </text:list-item>
        <text:list-item>
          <text:p text:style-name="P60">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6"/>Friends</text:h>
      <text:list text:style-name="L46">
        <text:list-item>
          <text:p text:style-name="P61">Who were the key individuals or mentors who supported me during my reinvention journeys? What was it about them that was so valuable and helpful?</text:p>
        </text:list-item>
        <text:list-item>
          <text:p text:style-name="P61">How did their guidance and encouragement influence my path of transformation?</text:p>
        </text:list-item>
      </text:list>
      <text:p text:style-name="P31"/>
      <text:p text:style-name="P31"/>
      <text:p text:style-name="P31"/>
      <text:p text:style-name="P31"/>
      <text:h text:style-name="P9" text:outline-level="3"><text:bookmark text:name="challenges Copy 6"/>Challenges</text:h>
      <text:list text:style-name="L47">
        <text:list-item>
          <text:p text:style-name="P62">What obstacles or setbacks did I face along the way in each reinvention journey?</text:p>
        </text:list-item>
        <text:list-item>
          <text:p text:style-name="P62">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6"/>Skills</text:h>
      <text:list text:style-name="L48">
        <text:list-item>
          <text:p text:style-name="P63">What values, skills, strengths, and expertise did I leverage to navigate through each reinvention process?</text:p>
        </text:list-item>
        <text:list-item>
          <text:p text:style-name="P63">How did my current abilities contribute to my success?</text:p>
        </text:list-item>
      </text:list>
      <text:p text:style-name="P31"/>
      <text:p text:style-name="P31"/>
      <text:p text:style-name="P31"/>
      <text:p text:style-name="P31"/>
      <text:p text:style-name="P31"/>
      <text:h text:style-name="P9" text:outline-level="3"><text:bookmark text:name="insight Copy 6"/>Insight</text:h>
      <text:list text:style-name="L49">
        <text:list-item>
          <text:p text:style-name="P64">What valuable insights, lessons, or realizations did I gain from this reinvention experience?</text:p>
        </text:list-item>
        <text:list-item>
          <text:p text:style-name="P64">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6"/>Dilemma</text:h>
      <text:list text:style-name="L50">
        <text:list-item>
          <text:p text:style-name="P65">Were there moments of internal conflict, self-doubt, or difficult decisions that I had to confront during my reinvention journey?</text:p>
        </text:list-item>
        <text:list-item>
          <text:p text:style-name="P65">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6"/>Call</text:h>
      <text:list text:style-name="L51">
        <text:list-item>
          <text:p text:style-name="P66">What inspired or motivated me to embark on each reinvention journey?</text:p>
        </text:list-item>
        <text:list-item>
          <text:p text:style-name="P66">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7"/><text:span text:style-name="T8">Reinvention Name: </text:span></text:h>
      <text:h text:style-name="P9" text:outline-level="3">Gateway</text:h>
      <text:list xml:id="list191054623758582" text:continue-list="list191055249473901"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7"/>Experiences</text:h>
      <text:list text:style-name="L52">
        <text:list-item>
          <text:p text:style-name="P67">What specific experiences, accomplishments, or challenges did I encounter during each reinvention process?</text:p>
        </text:list-item>
        <text:list-item>
          <text:p text:style-name="P67">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7"/>Friends</text:h>
      <text:list text:style-name="L53">
        <text:list-item>
          <text:p text:style-name="P68">Who were the key individuals or mentors who supported me during my reinvention journeys? What was it about them that was so valuable and helpful?</text:p>
        </text:list-item>
        <text:list-item>
          <text:p text:style-name="P68">How did their guidance and encouragement influence my path of transformation?</text:p>
        </text:list-item>
      </text:list>
      <text:p text:style-name="P31"/>
      <text:p text:style-name="P31"/>
      <text:p text:style-name="P31"/>
      <text:p text:style-name="P31"/>
      <text:h text:style-name="P9" text:outline-level="3"><text:bookmark text:name="challenges Copy 7"/>Challenges</text:h>
      <text:list text:style-name="L54">
        <text:list-item>
          <text:p text:style-name="P69">What obstacles or setbacks did I face along the way in each reinvention journey?</text:p>
        </text:list-item>
        <text:list-item>
          <text:p text:style-name="P69">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7"/>Skills</text:h>
      <text:list text:style-name="L55">
        <text:list-item>
          <text:p text:style-name="P70">What values, skills, strengths, and expertise did I leverage to navigate through each reinvention process?</text:p>
        </text:list-item>
        <text:list-item>
          <text:p text:style-name="P70">How did my current abilities contribute to my success?</text:p>
        </text:list-item>
      </text:list>
      <text:p text:style-name="P31"/>
      <text:p text:style-name="P31"/>
      <text:p text:style-name="P31"/>
      <text:p text:style-name="P31"/>
      <text:p text:style-name="P31"/>
      <text:h text:style-name="P9" text:outline-level="3"><text:bookmark text:name="insight Copy 7"/>Insight</text:h>
      <text:list text:style-name="L56">
        <text:list-item>
          <text:p text:style-name="P71">What valuable insights, lessons, or realizations did I gain from this reinvention experience?</text:p>
        </text:list-item>
        <text:list-item>
          <text:p text:style-name="P71">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7"/>Dilemma</text:h>
      <text:list text:style-name="L57">
        <text:list-item>
          <text:p text:style-name="P72">Were there moments of internal conflict, self-doubt, or difficult decisions that I had to confront during my reinvention journey?</text:p>
        </text:list-item>
        <text:list-item>
          <text:p text:style-name="P72">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7"/>Call</text:h>
      <text:list text:style-name="L58">
        <text:list-item>
          <text:p text:style-name="P73">What inspired or motivated me to embark on each reinvention journey?</text:p>
        </text:list-item>
        <text:list-item>
          <text:p text:style-name="P73">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8"/><text:span text:style-name="T8">Reinvention Name: </text:span></text:h>
      <text:h text:style-name="P9" text:outline-level="3">Gateway</text:h>
      <text:list xml:id="list191054191368014" text:continue-list="list191054623758582"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8"/>Experiences</text:h>
      <text:list text:style-name="L59">
        <text:list-item>
          <text:p text:style-name="P74">What specific experiences, accomplishments, or challenges did I encounter during each reinvention process?</text:p>
        </text:list-item>
        <text:list-item>
          <text:p text:style-name="P74">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8"/>Friends</text:h>
      <text:list text:style-name="L60">
        <text:list-item>
          <text:p text:style-name="P75">Who were the key individuals or mentors who supported me during my reinvention journeys? What was it about them that was so valuable and helpful?</text:p>
        </text:list-item>
        <text:list-item>
          <text:p text:style-name="P75">How did their guidance and encouragement influence my path of transformation?</text:p>
        </text:list-item>
      </text:list>
      <text:p text:style-name="P31"/>
      <text:p text:style-name="P31"/>
      <text:p text:style-name="P31"/>
      <text:p text:style-name="P31"/>
      <text:h text:style-name="P9" text:outline-level="3"><text:bookmark text:name="challenges Copy 8"/>Challenges</text:h>
      <text:list text:style-name="L61">
        <text:list-item>
          <text:p text:style-name="P76">What obstacles or setbacks did I face along the way in each reinvention journey?</text:p>
        </text:list-item>
        <text:list-item>
          <text:p text:style-name="P76">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8"/>Skills</text:h>
      <text:list text:style-name="L62">
        <text:list-item>
          <text:p text:style-name="P77">What values, skills, strengths, and expertise did I leverage to navigate through each reinvention process?</text:p>
        </text:list-item>
        <text:list-item>
          <text:p text:style-name="P77">How did my current abilities contribute to my success?</text:p>
        </text:list-item>
      </text:list>
      <text:p text:style-name="P31"/>
      <text:p text:style-name="P31"/>
      <text:p text:style-name="P31"/>
      <text:p text:style-name="P31"/>
      <text:p text:style-name="P31"/>
      <text:h text:style-name="P9" text:outline-level="3"><text:bookmark text:name="insight Copy 8"/>Insight</text:h>
      <text:list text:style-name="L63">
        <text:list-item>
          <text:p text:style-name="P78">What valuable insights, lessons, or realizations did I gain from this reinvention experience?</text:p>
        </text:list-item>
        <text:list-item>
          <text:p text:style-name="P78">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8"/>Dilemma</text:h>
      <text:list text:style-name="L64">
        <text:list-item>
          <text:p text:style-name="P79">Were there moments of internal conflict, self-doubt, or difficult decisions that I had to confront during my reinvention journey?</text:p>
        </text:list-item>
        <text:list-item>
          <text:p text:style-name="P79">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8"/>Call</text:h>
      <text:list text:style-name="L65">
        <text:list-item>
          <text:p text:style-name="P80">What inspired or motivated me to embark on each reinvention journey?</text:p>
        </text:list-item>
        <text:list-item>
          <text:p text:style-name="P80">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9"/><text:span text:style-name="T8">Reinvention Name: </text:span></text:h>
      <text:h text:style-name="P9" text:outline-level="3">Gateway</text:h>
      <text:list xml:id="list191054399766978" text:continue-list="list191054191368014"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9"/>Experiences</text:h>
      <text:list text:style-name="L66">
        <text:list-item>
          <text:p text:style-name="P81">What specific experiences, accomplishments, or challenges did I encounter during each reinvention process?</text:p>
        </text:list-item>
        <text:list-item>
          <text:p text:style-name="P81">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9"/>Friends</text:h>
      <text:list text:style-name="L67">
        <text:list-item>
          <text:p text:style-name="P82">Who were the key individuals or mentors who supported me during my reinvention journeys? What was it about them that was so valuable and helpful?</text:p>
        </text:list-item>
        <text:list-item>
          <text:p text:style-name="P82">How did their guidance and encouragement influence my path of transformation?</text:p>
        </text:list-item>
      </text:list>
      <text:p text:style-name="P31"/>
      <text:p text:style-name="P31"/>
      <text:p text:style-name="P31"/>
      <text:p text:style-name="P31"/>
      <text:h text:style-name="P9" text:outline-level="3"><text:bookmark text:name="challenges Copy 9"/>Challenges</text:h>
      <text:list text:style-name="L68">
        <text:list-item>
          <text:p text:style-name="P83">What obstacles or setbacks did I face along the way in each reinvention journey?</text:p>
        </text:list-item>
        <text:list-item>
          <text:p text:style-name="P83">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9"/>Skills</text:h>
      <text:list text:style-name="L69">
        <text:list-item>
          <text:p text:style-name="P84">What values, skills, strengths, and expertise did I leverage to navigate through each reinvention process?</text:p>
        </text:list-item>
        <text:list-item>
          <text:p text:style-name="P84">How did my current abilities contribute to my success?</text:p>
        </text:list-item>
      </text:list>
      <text:p text:style-name="P31"/>
      <text:p text:style-name="P31"/>
      <text:p text:style-name="P31"/>
      <text:p text:style-name="P31"/>
      <text:p text:style-name="P31"/>
      <text:h text:style-name="P9" text:outline-level="3"><text:bookmark text:name="insight Copy 9"/>Insight</text:h>
      <text:list text:style-name="L70">
        <text:list-item>
          <text:p text:style-name="P85">What valuable insights, lessons, or realizations did I gain from this reinvention experience?</text:p>
        </text:list-item>
        <text:list-item>
          <text:p text:style-name="P85">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9"/>Dilemma</text:h>
      <text:list text:style-name="L71">
        <text:list-item>
          <text:p text:style-name="P86">Were there moments of internal conflict, self-doubt, or difficult decisions that I had to confront during my reinvention journey?</text:p>
        </text:list-item>
        <text:list-item>
          <text:p text:style-name="P86">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9"/>Call</text:h>
      <text:list text:style-name="L72">
        <text:list-item>
          <text:p text:style-name="P87">What inspired or motivated me to embark on each reinvention journey?</text:p>
        </text:list-item>
        <text:list-item>
          <text:p text:style-name="P87">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10"/><text:span text:style-name="T8">Reinvention Name: </text:span></text:h>
      <text:h text:style-name="P9" text:outline-level="3">Gateway</text:h>
      <text:list xml:id="list191055557316732" text:continue-list="list191054399766978"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10"/>Experiences</text:h>
      <text:list text:style-name="L73">
        <text:list-item>
          <text:p text:style-name="P88">What specific experiences, accomplishments, or challenges did I encounter during each reinvention process?</text:p>
        </text:list-item>
        <text:list-item>
          <text:p text:style-name="P88">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10"/>Friends</text:h>
      <text:list text:style-name="L74">
        <text:list-item>
          <text:p text:style-name="P89">Who were the key individuals or mentors who supported me during my reinvention journeys? What was it about them that was so valuable and helpful?</text:p>
        </text:list-item>
        <text:list-item>
          <text:p text:style-name="P89">How did their guidance and encouragement influence my path of transformation?</text:p>
        </text:list-item>
      </text:list>
      <text:p text:style-name="P31"/>
      <text:p text:style-name="P31"/>
      <text:p text:style-name="P31"/>
      <text:p text:style-name="P31"/>
      <text:h text:style-name="P9" text:outline-level="3"><text:bookmark text:name="challenges Copy 10"/>Challenges</text:h>
      <text:list text:style-name="L75">
        <text:list-item>
          <text:p text:style-name="P90">What obstacles or setbacks did I face along the way in each reinvention journey?</text:p>
        </text:list-item>
        <text:list-item>
          <text:p text:style-name="P90">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10"/>Skills</text:h>
      <text:list text:style-name="L76">
        <text:list-item>
          <text:p text:style-name="P91">What values, skills, strengths, and expertise did I leverage to navigate through each reinvention process?</text:p>
        </text:list-item>
        <text:list-item>
          <text:p text:style-name="P91">How did my current abilities contribute to my success?</text:p>
        </text:list-item>
      </text:list>
      <text:p text:style-name="P31"/>
      <text:p text:style-name="P31"/>
      <text:p text:style-name="P31"/>
      <text:p text:style-name="P31"/>
      <text:p text:style-name="P31"/>
      <text:h text:style-name="P9" text:outline-level="3"><text:bookmark text:name="insight Copy 10"/>Insight</text:h>
      <text:list text:style-name="L77">
        <text:list-item>
          <text:p text:style-name="P92">What valuable insights, lessons, or realizations did I gain from this reinvention experience?</text:p>
        </text:list-item>
        <text:list-item>
          <text:p text:style-name="P92">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10"/>Dilemma</text:h>
      <text:list text:style-name="L78">
        <text:list-item>
          <text:p text:style-name="P93">Were there moments of internal conflict, self-doubt, or difficult decisions that I had to confront during my reinvention journey?</text:p>
        </text:list-item>
        <text:list-item>
          <text:p text:style-name="P93">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10"/>Call</text:h>
      <text:list text:style-name="L79">
        <text:list-item>
          <text:p text:style-name="P94">What inspired or motivated me to embark on each reinvention journey?</text:p>
        </text:list-item>
        <text:list-item>
          <text:p text:style-name="P94">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text:h text:style-name="P8" text:outline-level="3"><text:bookmark text:name="gateway Copy 11"/><text:span text:style-name="T8">Reinvention Name: </text:span></text:h>
      <text:h text:style-name="P9" text:outline-level="3">Gateway</text:h>
      <text:list text:continue-list="list191055557316732" text:style-name="L2">
        <text:list-item>
          <text:p text:style-name="P15">What were the pivotal moments or decisions that led me to embark on a journey of reinvention in each area of my life (professional, personal, health, financial, social)?</text:p>
        </text:list-item>
      </text:list>
      <text:p text:style-name="P31"/>
      <text:p text:style-name="P31"/>
      <text:p text:style-name="P31"/>
      <text:p text:style-name="P31"/>
      <text:p text:style-name="P31"/>
      <text:h text:style-name="P9" text:outline-level="3"><text:bookmark text:name="experiences Copy 11"/>Experiences</text:h>
      <text:list text:style-name="L80">
        <text:list-item>
          <text:p text:style-name="P95">What specific experiences, accomplishments, or challenges did I encounter during each reinvention process?</text:p>
        </text:list-item>
        <text:list-item>
          <text:p text:style-name="P95">How did these experiences shape my personal growth and development?</text:p>
        </text:list-item>
      </text:list>
      <text:p text:style-name="P31"/>
      <text:p text:style-name="P31"/>
      <text:p text:style-name="P31"/>
      <text:p text:style-name="P31"/>
      <text:p text:style-name="P31"/>
      <text:h text:style-name="P9" text:outline-level="3"/>
      <text:h text:style-name="P8" text:outline-level="3"><text:bookmark text:name="friends Copy 11"/>Friends</text:h>
      <text:list text:style-name="L81">
        <text:list-item>
          <text:p text:style-name="P96">Who were the key individuals or mentors who supported me during my reinvention journeys? What was it about them that was so valuable and helpful?</text:p>
        </text:list-item>
        <text:list-item>
          <text:p text:style-name="P96">How did their guidance and encouragement influence my path of transformation?</text:p>
        </text:list-item>
      </text:list>
      <text:p text:style-name="P31"/>
      <text:p text:style-name="P31"/>
      <text:p text:style-name="P31"/>
      <text:p text:style-name="P31"/>
      <text:h text:style-name="P9" text:outline-level="3"><text:bookmark text:name="challenges Copy 11"/>Challenges</text:h>
      <text:list text:style-name="L82">
        <text:list-item>
          <text:p text:style-name="P97">What obstacles or setbacks did I face along the way in each reinvention journey?</text:p>
        </text:list-item>
        <text:list-item>
          <text:p text:style-name="P97">How did I overcome these challenges and what did I learn from them?</text:p>
        </text:list-item>
      </text:list>
      <text:p text:style-name="P31"/>
      <text:p text:style-name="P31"/>
      <text:p text:style-name="P31"/>
      <text:p text:style-name="P31"/>
      <text:p text:style-name="P31"/>
      <text:h text:style-name="P9" text:outline-level="3"/>
      <text:h text:style-name="P8" text:outline-level="3"><text:bookmark text:name="skills Copy 11"/>Skills</text:h>
      <text:list text:style-name="L83">
        <text:list-item>
          <text:p text:style-name="P98">What values, skills, strengths, and expertise did I leverage to navigate through each reinvention process?</text:p>
        </text:list-item>
        <text:list-item>
          <text:p text:style-name="P98">How did my current abilities contribute to my success?</text:p>
        </text:list-item>
      </text:list>
      <text:p text:style-name="P31"/>
      <text:p text:style-name="P31"/>
      <text:p text:style-name="P31"/>
      <text:p text:style-name="P31"/>
      <text:p text:style-name="P31"/>
      <text:h text:style-name="P9" text:outline-level="3"><text:bookmark text:name="insight Copy 11"/>Insight</text:h>
      <text:list text:style-name="L84">
        <text:list-item>
          <text:p text:style-name="P99">What valuable insights, lessons, or realizations did I gain from this reinvention experience?</text:p>
        </text:list-item>
        <text:list-item>
          <text:p text:style-name="P99">How did these insights shape my perspective, goals, and future aspirations?</text:p>
        </text:list-item>
      </text:list>
      <text:p text:style-name="P31"/>
      <text:p text:style-name="P31"/>
      <text:p text:style-name="P31"/>
      <text:p text:style-name="P31"/>
      <text:p text:style-name="P31"/>
      <text:h text:style-name="P9" text:outline-level="3"/>
      <text:h text:style-name="P8" text:outline-level="3"><text:bookmark text:name="dilemma Copy 11"/>Dilemma</text:h>
      <text:list text:style-name="L85">
        <text:list-item>
          <text:p text:style-name="P100">Were there moments of internal conflict, self-doubt, or difficult decisions that I had to confront during my reinvention journey?</text:p>
        </text:list-item>
        <text:list-item>
          <text:p text:style-name="P100">How did I resolve these dilemmas and stay true to my values and goals?</text:p>
        </text:list-item>
      </text:list>
      <text:p text:style-name="P31"/>
      <text:p text:style-name="P31"/>
      <text:p text:style-name="P31"/>
      <text:p text:style-name="P31"/>
      <text:p text:style-name="P31"/>
      <text:h text:style-name="P9" text:outline-level="3"><text:bookmark text:name="call Copy 11"/>Call</text:h>
      <text:list text:style-name="L86">
        <text:list-item>
          <text:p text:style-name="P101">What inspired or motivated me to embark on each reinvention journey?</text:p>
        </text:list-item>
        <text:list-item>
          <text:p text:style-name="P101">How did my personal values, goals, and aspirations drive me towards my next phase of growth and transformation?</text:p>
        </text:list-item>
      </text:list>
      <text:p text:style-name="P31"/>
      <text:p text:style-name="P31"/>
      <text:p text:style-name="P31"/>
      <text:p text:style-name="P31"/>
      <text:p text:style-name="P31"/>
      <text:h text:style-name="P9"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900cd" officeooo:paragraph-rsid="001900c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Eben Pagan <text:title>Reinvent Coaching Process – Part 2 You Have Done This Before</text:title><text:tab/>Page <text:page-number text:select-page="current">52</text:page-number><text:s/>of <text:page-count>5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Lerner</meta:initial-creator>
    <meta:creation-date>2025-05-14T18:06:10.338777713</meta:creation-date>
    <dc:date>2025-05-14T19:00:15.472035387</dc:date>
    <dc:creator>George Lerner</dc:creator>
    <meta:editing-duration>PT43M53S</meta:editing-duration>
    <meta:editing-cycles>4</meta:editing-cycles>
    <meta:generator>LibreOffice/24.2.0.3$Linux_X86_64 LibreOffice_project/da48488a73ddd66ea24cf16bbc4f7b9c08e9bea1</meta:generator>
    <meta:print-date>2025-05-14T19:00:26.057647147</meta:print-date>
    <meta:printed-by>PDF files: George Lerner</meta:printed-by>
    <dc:title>Reinvent Coaching Process – Part 2 You Have Done This Before</dc:title>
    <meta:document-statistic meta:table-count="0" meta:image-count="0" meta:object-count="0" meta:page-count="52" meta:paragraph-count="324" meta:word-count="3396" meta:character-count="20799" meta:non-whitespace-character-count="17895"/>
  </office:meta>
</office:document-meta>
</file>